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4902in" fo:margin-right="0in" fo:text-align="justify" style:justify-single-word="false" fo:text-indent="0in" style:auto-text-indent="false"/>
    </style:style>
    <style:style style:name="P3" style:family="paragraph" style:parent-style-name="Text_20_body">
      <style:paragraph-properties fo:margin-left="0.4902in" fo:margin-right="0in" fo:text-align="justify" style:justify-single-word="false" fo:text-indent="0in" style:auto-text-indent="false"/>
    </style:style>
    <style:style style:name="P4" style:family="paragraph" style:parent-style-name="Standard" style:list-style-name="L1"/>
    <style:style style:name="P5" style:family="paragraph" style:parent-style-name="Standard" style:list-style-name="L1">
      <style:text-properties fo:color="#ff00ff"/>
    </style:style>
    <style:style style:name="P6" style:family="paragraph" style:parent-style-name="Standard" style:list-style-name="L1">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T1" style:family="text">
      <style:text-properties fo:font-weight="bold"/>
    </style:style>
    <style:style style:name="T2" style:family="text">
      <style:text-properties fo:color="#ff00ff"/>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p>
      <text:list xml:id="list3507760286083680530" text:style-name="L1">
        <text:list-header>
          <text:p text:style-name="P4"/>
        </text:list-header>
      </text:list>
      <text:p text:style-name="Standard"/>
      <text:p text:style-name="Standard"/>
      <text:p text:style-name="Standard"/>
      <text:p text:style-name="Standard"/>
      <text:p text:style-name="Standard"/>
      <text:p text:style-name="Standard"/>
      <text:p text:style-name="Standard"/>
      <text:p text:style-name="Standard"/>
      <text:list xml:id="list175031435862502" text:continue-list="list3507760286083680530" text:style-name="L1">
        <text:list-item text:start-value="1">
          <text:p text:style-name="P4"><text:span text:style-name="Strong_20_Emphasis"><text:span text:style-name="T3">There where six apples in a basket and six girls in the room. Each girl took one apple, yet one apple remained in the basket how ?</text:span></text:span></text:p>
        </text:list-item>
        <text:list-item>
          <text:p text:style-name="P4"><text:span text:style-name="Strong_20_Emphasis"><text:span text:style-name="T3">Two men were playing tennis. They played five sets and each man won three sets. How did they do this ? </text:span></text:span></text:p>
        </text:list-item>
        <text:list-item>
          <text:p text:style-name="P6">A man has 53 socks in his drawer: 21 identical blue, 15 identical black and 17 identical red. The lights are fused and he is completely in the dark. How many socks must he take out to make 100 per cent certain he has a pair of black socks? </text:p>
        </text:list-item>
        <text:list-item>
          <text:p text:style-name="P6">How many cases do you need if you have to pack 112 pairs of shoes into cases that each hold 28 shoes? <text:s/></text:p>
        </text:list-item>
        <text:list-item>
          <text:p text:style-name="P6">In a party of 35 people there are twice as many women as children and twice as many children as men. How many of each are there? </text:p>
        </text:list-item>
        <text:list-item>
          <text:p text:style-name="P6">A factory was cutting rolls of cloth into 1 metre lengths, from a 200 metre roll. How long would it take for the machine to cut the roll if each cut took 4 secs? </text:p>
        </text:list-item>
        <text:list-item>
          <text:p text:style-name="P6">A farmer told his labourer to pick 896,809 apples and pack them into as few boxes as possible, each having the same number of apples. How many boxes did he use? </text:p>
        </text:list-item>
        <text:list-item>
          <text:p text:style-name="P6">A photograph measuring 8.5 by 7.5 cm is to be enlarged. If the enlargement of the longer side is 13.6 cm, what is the length of the smaller side? </text:p>
        </text:list-item>
        <text:list-item>
          <text:p text:style-name="P6">A bag contains 64 balls of eight different colours. There are eight of each colour (including red). What is the least number you would have to pick, without looking, to be sure of selecting 3 red balls? </text:p>
        </text:list-item>
        <text:list-item>
          <text:p text:style-name="P4"><text:span text:style-name="Strong_20_Emphasis"><text:span text:style-name="T3">A man who was not wearing a parachute jumped out of a plane. He landed on hard ground yet he was unhurt. Why?</text:span></text:span><text:span text:style-name="T3"> </text:span></text:p>
        </text:list-item>
        <text:list-item>
          <text:p text:style-name="P4">How many times a day do the minute and hour hands of a clock overlap? </text:p>
        </text:list-item>
        <text:list-item>
          <text:p text:style-name="P4">You are given two candles of equal size, which can burn 1 hour each. You have to measure 90 minutes with these candles. (There is no scale or clock). Also u r given a lighter.</text:p>
        </text:list-item>
        <text:list-item>
          <text:p text:style-name="P4">You have two beakers – one of 4 liters and other of 5 liters. You are expected to pour exactly 7 liters in a bucket. How will you complete the task? </text:p>
        </text:list-item>
        <text:list-item>
          <text:p text:style-name="P4">)Why is a manhole cover round? <text:s/></text:p>
        </text:list-item>
        <text:list-item>
          <text:p text:style-name="P4">Numbers of Zero at the end of 100 !? Ans: 24 </text:p>
        </text:list-item>
        <text:list-item>
          <text:p text:style-name="P4">If one tyre of a car suddenly gets stolen…. and after sometime u find the tyre without the screws how will u make ur journey complete? </text:p>
        </text:list-item>
        <text:list-item>
          <text:p text:style-name="P4">In a soap company a soap is manufactured with 11 parts. For making one soap you will get 1 part as scrap. At the end of the day u have 251 such scraps. From that how many soaps can be manufactured?</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list xml:id="list175030464491280" text:continue-list="list175031435862502" text:style-name="L1">
        <text:list-item text:start-value="1">
          <text:p text:style-name="P4"/>
          <text:p text:style-name="P7"><text:span text:style-name="Strong_20_Emphasis"><text:span text:style-name="T1">Answer</text:span></text:span><text:span text:style-name="Strong_20_Emphasis"> </text:span></text:p>
        </text:list-item>
      </text:list>
      <text:list xml:id="list7611484878438043842" text:style-name="L2">
        <text:list-header>
          <text:p text:style-name="P8">The first five girls each took an apple. The sixth girl took the basket as well as the apple in it. </text:p>
        </text:list-header>
      </text:list>
      <text:list xml:id="list175030790248060" text:continue-list="list175030464491280" text:style-name="L1">
        <text:list-item>
          <text:p text:style-name="P4"><text:span text:style-name="Strong_20_Emphasis"/></text:p>
          <text:p text:style-name="P7"><text:span text:style-name="Strong_20_Emphasis"><text:span text:style-name="T1">Answer</text:span></text:span><text:span text:style-name="Strong_20_Emphasis"> </text:span></text:p>
        </text:list-item>
      </text:list>
      <text:list xml:id="list4503184996355922140" text:style-name="L3">
        <text:list-header>
          <text:p text:style-name="P9">The two men were partners playing doubles. </text:p>
        </text:list-header>
      </text:list>
      <text:list xml:id="list175031362651810" text:continue-list="list175030790248060" text:style-name="L1">
        <text:list-item>
          <text:p text:style-name="P4"/>
          <text:p text:style-name="P4"><text:span text:style-name="Strong_20_Emphasis">Ans</text:span>: 40 socks. </text:p>
          <text:p text:style-name="P4"><text:span text:style-name="Strong_20_Emphasis">Sol.</text:span><text:line-break/><text:span text:style-name="T2">If he takes out 38 socks, although it is very unlikely, it is possible they could all be blue and red. To make 100 percent certain that he also has a pair of black socks he must take out a further two socks</text:span> </text:p>
          <text:p text:style-name="P4"/>
        </text:list-item>
        <text:list-item>
          <text:p text:style-name="P4"/>
          <text:p text:style-name="P4"/>
          <text:p text:style-name="P4"><text:span text:style-name="Strong_20_Emphasis">Ans</text:span>: 8 </text:p>
          <text:p text:style-name="P4"><text:span text:style-name="Strong_20_Emphasis"><text:span text:style-name="T2">Sol.</text:span></text:span><text:span text:style-name="T2"><text:line-break/>112 pairs of shoes = 224 shoes.<text:line-break/>= 224 ÷ 28 <text:line-break/>= 8. </text:span></text:p>
          <text:p text:style-name="P5"/>
        </text:list-item>
        <text:list-item>
          <text:p text:style-name="P4"><text:span text:style-name="Strong_20_Emphasis"/></text:p>
          <text:p text:style-name="P4"><text:span text:style-name="Strong_20_Emphasis">Ans</text:span>: 5 men, 10 children and 20 women </text:p>
          <text:p text:style-name="P4"><text:span text:style-name="Strong_20_Emphasis">Sol.</text:span><text:line-break/><text:span text:style-name="T2">IF x = the number of men, <text:line-break/>then x + 2x + 4x = 35.<text:line-break/>Therefore 7x = 35.<text:line-break/>So X = 5.</text:span> </text:p>
        </text:list-item>
        <text:list-item>
          <text:p text:style-name="P4"/>
          <text:p text:style-name="P4"><text:span text:style-name="Strong_20_Emphasis">Ans: 200m would only take 199 cuts not 200</text:span></text:p>
          <text:p text:style-name="P4"><text:span text:style-name="Strong_20_Emphasis"><text:s/>Sol.</text:span><text:line-break/><text:span text:style-name="T2">199 × 4 sec = 13.27 mins.</text:span> </text:p>
        </text:list-item>
        <text:list-item>
          <text:p text:style-name="P4"/>
          <text:p text:style-name="P4"><text:span text:style-name="Strong_20_Emphasis">Ans</text:span>: 947 × 947 apples. </text:p>
          <text:p text:style-name="P4"><text:span text:style-name="Strong_20_Emphasis">Sol.</text:span><text:line-break/><text:span text:style-name="T2">= 947 × 947 apples.<text:line-break/>= 896,809.</text:span> </text:p>
        </text:list-item>
        <text:list-item>
          <text:p text:style-name="P4"/>
          <text:p text:style-name="P4"><text:span text:style-name="Strong_20_Emphasis">Ans</text:span>: 12 cm. </text:p>
          <text:p text:style-name="P4"><text:span text:style-name="Strong_20_Emphasis">Sol.</text:span><text:line-break/><text:soft-page-break/><text:span text:style-name="T2">= (13.6 ÷ 8.5) × 7.5<text:line-break/>= 12 cm.</text:span> </text:p>
        </text:list-item>
        <text:list-item>
          <text:p text:style-name="P4"/>
          <text:p text:style-name="P4"><text:span text:style-name="Strong_20_Emphasis">Ans</text:span>: 59. </text:p>
          <text:p text:style-name="P4"><text:span text:style-name="Strong_20_Emphasis">Sol.</text:span><text:line-break/><text:span text:style-name="T2">The first 56 balls could be of all colours except red. This would leave 8 balls, all of which are red, so any three chosen would be red.</text:span> </text:p>
        </text:list-item>
        <text:list-item>
          <text:p text:style-name="P4"/>
        </text:list-item>
      </text:list>
      <text:list xml:id="list921899143513917770" text:style-name="L4">
        <text:list-header>
          <text:p text:style-name="P10">The plane was parked on the runway. </text:p>
        </text:list-header>
      </text:list>
      <text:list xml:id="list175031057955316" text:continue-list="list175031362651810" text:style-name="L1">
        <text:list-item>
          <text:p text:style-name="P4"/>
          <text:p text:style-name="P4">Ans: 22 times</text:p>
        </text:list-item>
        <text:list-item>
          <text:p text:style-name="P4"><text:line-break/>Ans: 1. First light up the two ends of the 1st candle. When it will burn out light up one end of the second candle.   (30+60=90) </text:p>
        </text:list-item>
        <text:list-item>
          <text:p text:style-name="P4"/>
          <text:p text:style-name="P7"><text:span text:style-name="Strong_20_Emphasis">Solution</text:span> :</text:p>
        </text:list-item>
      </text:list>
      <text:p text:style-name="P3">Step 1 : Fill in 5 liter beaker and empty it in the 4 liter beaker. You are left with 1 liter in the 5 liter beaker. Pour this 1 liter in the bucket.</text:p>
      <text:p text:style-name="P3">Step 2 : Repeat step 1 and you will have 2 liters in the bucket.</text:p>
      <text:p text:style-name="P3">Step 3 : Fill in the 5 liter beaker and add to the bucket.You now have 7 liters in the bucket.</text:p>
      <text:list xml:id="list175030150515615" text:continue-numbering="true" text:style-name="L1">
        <text:list-item>
          <text:p text:style-name="P4"><text:s/>Because any other shape of manhole cover like triangle sqaure or rectangle can drop inside the manhole.</text:p>
        </text:list-item>
        <text:list-item>
          <text:p text:style-name="P4">Ans: 24 </text:p>
        </text:list-item>
        <text:list-item>
          <text:p text:style-name="P4"/>
        </text:list-item>
      </text:list>
      <text:p text:style-name="P2"><text:span text:style-name="Strong_20_Emphasis">Answer :</text:span> Open 3 screws, 1 from each tyre and fix the tyre</text:p>
      <text:list xml:id="list175030572134604" text:continue-numbering="true" text:style-name="L1">
        <text:list-item>
          <text:p text:style-name="P4"/>
        </text:list-item>
      </text:list>
      <text:p text:style-name="P2"><text:span text:style-name="Strong_20_Emphasis">Answer :</text:span>  22 + 2+ 1 = 25.</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58S</meta:editing-duration>
    <meta:editing-cycles>5</meta:editing-cycles>
    <meta:generator>LibreOffice/4.4.2.1$Windows_x86 LibreOffice_project/93fc8832889bf050a10ec6d0171dae213adc9b55</meta:generator>
    <dc:date>2017-06-13T17:50:28.671000000</dc:date>
    <meta:printed-by>Raman Bhinder</meta:printed-by>
    <meta:print-date>2016-07-16T10:28:43.26</meta:print-date>
    <meta:document-statistic meta:table-count="0" meta:image-count="0" meta:object-count="0" meta:page-count="3" meta:paragraph-count="60" meta:word-count="848" meta:character-count="3964" meta:non-whitespace-character-count="3154"/>
    <meta:user-defined meta:name="Info 1"/>
    <meta:user-defined meta:name="Info 2"/>
    <meta:user-defined meta:name="Info 3"/>
    <meta:user-defined meta:name="Info 4"/>
  </office:meta>
</office:document-meta>
</file>